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24-01-18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23-02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22-02-07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21-01-25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20-01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9-06-03 0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9-01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8-01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6-01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26</text:p>
          </table:table-cell>
          <table:table-cell office:value-type="string" calcext:value-type="string">
            <text:p>AS-083</text:p>
          </table:table-cell>
          <table:table-cell office:value-type="string" calcext:value-type="string">
            <text:p>2015-07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